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3561f4"/>
    </style:style>
    <style:style style:name="P2" style:family="paragraph" style:parent-style-name="Text_20_body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Как правило, начинающие разработчики изучают С++ со стороны ООП и это вполне себе оправданно, но это не серебряная пуля. C++ — мультипарадигмальный язык программирования, наиболее мощными возможностями которого являются метапрограммирование и программирование в пространстве типов, позволяющие сгенерировать оптимальный код, который так важен в эмбеддед. <text:line-break/>Все расчеты в коде, который вы привели, можно выполнить на этапе компиляции, сведя все к записям в регистры GPIO, у вас это все считается в рантайме. А если у вас по ТЗ время перехода МК в некое состояние 1мс, при этом настроить нужно 200 ног?<text:line-break/>Посчитать на этапе компиляции маски можно вот <text:a xlink:type="simple" xlink:href="https://github.com/evgeniy1294/mpp/blob/develop/src/gpio/st/stgpiof4.hpp" text:style-name="Internet_20_link" text:visited-style-name="Visited_20_Internet_20_Link">так</text:a> <text:line-break/><text:line-break/>Использование будет примерно <text:a xlink:type="simple" xlink:href="https://github.com/evgeniy1294/mpp/blob/develop/example/blink/board/stm32f407g_disco/board.hpp" text:style-name="Internet_20_link" text:visited-style-name="Visited_20_Internet_20_Link">таким</text:a>:</text:p>
        <text:p text:style-name="Preformatted_20_Text"><text:span text:style-name="Source_20_Text">struct LedTrait final: mpp::gpio::LedTrait</text:span></text:p>
        <text:p text:style-name="Preformatted_20_Text"><text:span text:style-name="Source_20_Text">{</text:span></text:p>
        <text:p text:style-name="Preformatted_20_Text"><text:span text:style-name="Source_20_Text"><text:s text:c="4"/>constexpr static mpp::gpio::Inversion kInversion = mpp::gpio::Inversion::Off;</text:span></text:p>
        <text:p text:style-name="Preformatted_20_Text"><text:span text:style-name="Source_20_Text">};</text:span></text:p>
        <text:p text:style-name="Preformatted_20_Text"><text:span text:style-name="Source_20_Text">//...</text:span></text:p>
        <text:p text:style-name="Preformatted_20_Text"><text:span text:style-name="Source_20_Text">using LedBlue <text:s text:c="2"/>= mpp::gpio::Gpio &lt; mpp::gpio::PD15, LedTrait &gt;;</text:span></text:p>
        <text:p text:style-name="Preformatted_20_Text"><text:span text:style-name="Source_20_Text">//...</text:span></text:p>
        <text:p text:style-name="P3"><text:span text:style-name="Source_20_Text">using Leds = mpp::gpio::IoGroup &lt; LedBlue, LedRed, LedOrange, LedGreen &gt;;</text:span></text:p>
        <text:p text:style-name="P2"><text:line-break/><text:line-break/>А помигать можно как-то <text:a xlink:type="simple" xlink:href="https://github.com/evgeniy1294/mpp/blob/develop/example/blink/src/main.cpp" text:style-name="Internet_20_link" text:visited-style-name="Visited_20_Internet_20_Link">так </text:a>:</text:p>
        <text:p text:style-name="P3"><text:span text:style-name="Source_20_Text">Leds::Toggle();</text:span></text:p>
        <text:p text:style-name="Text_20_body"><text:line-break/><text:line-break/>Представленный код прошу рассматривать только с академической точки зрения как пример возможностей современнего С++.<text:line-break/><text:line-break/>Возможно, вам стоит изучить язык более досконально, С++20 рановато брать, а вот С++17 давно мейнстрим. Уже потом учить работников и писать статьи.</text:p>
        <text:p text:style-name="P4"/>
        <text:p text:style-name="Text_20_body">Checking if target is up-to-date: make -q</text:p>
        <text:p text:style-name="Text_20_body">Running command: make</text:p>
        <text:p text:style-name="Text_20_body">/usr/lib/gcc/arm-none-eabi/6.3.1/../../../arm-none-eabi/bin/ld: cannot open linker script file stm32_common.ld: Нет такого файла или каталога</text:p>
        <text:p text:style-name="Text_20_body">collect2: error: ld returned 1 exit status</text:p>
        <text:p text:style-name="Text_20_body">make: *** [main.elf] Error 1</text:p>
        <text:p text:style-name="Text_20_body">COMPILE C</text:p>
        <text:p text:style-name="Text_20_body">********************************************************</text:p>
        <text:p text:style-name="Text_20_body">arm-none-eabi-gcc -mcpu=cortex-m3 -mlittle-endian -mthumb -I. -I./CMSIS/ -DSTM32F10X_MD_VL -c main.c -o main.o</text:p>
        <text:p text:style-name="Text_20_body">********************************************************</text:p>
        <text:p text:style-name="Text_20_body">COMPILE S</text:p>
        <text:p text:style-name="Text_20_body">********************************************************</text:p>
        <text:p text:style-name="Text_20_body">arm-none-eabi-gcc -mcpu=cortex-m3 -mlittle-endian -mthumb -I. -I./CMSIS/ -DSTM32F10X_MD_VL -c CMSIS/startup_stm32f10x_md_vl.s -o CMSIS/startup_stm32f10x_md_vl.o</text:p>
        <text:p text:style-name="Text_20_body">********************************************************</text:p>
        <text:p text:style-name="Text_20_body">LINK</text:p>
        <text:p text:style-name="Text_20_body">********************************************************</text:p>
        <text:p text:style-name="Text_20_body">arm-none-eabi-gcc -mcpu=cortex-m3 -mlittle-endian -mthumb -T./Linker/stm32f100rb.ld -Wl,--gc-section main.o ./CMSIS/system_stm32f10x.o ./CMSIS/startup_stm32f10x_md_vl.o -o main.elf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" fo:font-family="'Times New Roman'" fo:font-size="12pt" fo:language="ru" fo:country="RU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fo:font-style="italic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Heading_20_1" style:display-name="Heading 1" style:family="paragraph" style:parent-style-name="Standard" style:next-style-name="Standard" style:class="text">
      <style:paragraph-properties fo:text-align="end" style:justify-single-word="false" fo:keep-with-next="always"/>
      <style:text-properties fo:font-size="14pt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_5f_text" style:display-name="Internet link_text" style:family="text">
      <style:text-properties fo:color="#0000ff" style:text-underline-style="solid" style:text-underline-width="auto" style:text-underline-color="font-color"/>
    </style:style>
    <style:style style:name="Основной_20_текст_20_Знак_5f_text" style:display-name="Основной текст Знак_text" style:family="text">
      <style:text-properties style:font-name="Times New Roman" fo:font-family="'Times New Roman'" fo:font-size="12pt"/>
    </style:style>
    <style:style style:name="Заголовок_20_2_20_Знак_5f_text" style:display-name="Заголовок 2 Знак_text" style:family="text">
      <style:text-properties style:font-name="Cambria" fo:font-family="Cambria" fo:font-size="14pt" fo:font-style="italic" fo:font-weight="bold"/>
    </style:style>
    <style:style style:name="Заголовок_20_1_20_Знак_5f_text" style:display-name="Заголовок 1 Знак_text" style:family="text">
      <style:text-properties style:font-name="Cambria" fo:font-family="Cambria" fo:font-size="16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38cm" fo:margin-bottom="2cm" fo:margin-left="2.09cm" fo:margin-right="0.9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Заявление о предоставлении ежегодного оплачиваемого отпуска</dc:title>
    <meta:initial-creator>А.Ю.Егоров</meta:initial-creator>
    <meta:creation-date>2010-09-01T17:44:00</meta:creation-date>
    <dc:date>2023-06-21T15:21:26.877033577</dc:date>
    <meta:print-date>2022-09-26T14:18:32.619272061</meta:print-date>
    <meta:editing-duration>PT49M25S</meta:editing-duration>
    <meta:editing-cycles>23</meta:editing-cycles>
    <meta:document-statistic meta:table-count="0" meta:image-count="0" meta:object-count="0" meta:page-count="2" meta:paragraph-count="28" meta:word-count="253" meta:character-count="2297" meta:non-whitespace-character-count="2058"/>
  </office:meta>
</office:document-meta>
</file>